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loext:graphic-properties draw:fill-color="#f10d0c"/>
    </style:style>
    <style:style style:name="P2" style:family="paragraph">
      <loext:graphic-properties draw:fill-color="#55308d"/>
    </style:style>
    <style:style style:name="P3" style:family="paragraph">
      <loext:graphic-properties draw:fill-color="#ffff00"/>
    </style:style>
    <style:style style:name="P4" style:family="paragraph">
      <loext:graphic-properties draw:fill-color="#81d41a"/>
    </style:style>
    <style:style style:name="P5" style:family="paragraph">
      <style:paragraph-properties style:writing-mode="lr-tb"/>
    </style:style>
    <style:style style:name="gr1" style:family="graphic">
      <style:graphic-properties draw:textarea-horizontal-align="justify" draw:textarea-vertical-align="middle" draw:auto-grow-height="false" fo:min-height="0.1098in" fo:min-width="0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10d0c" draw:textarea-horizontal-align="justify" draw:textarea-vertical-align="middle" draw:auto-grow-height="false" fo:min-height="0.1098in" fo:min-width="0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55308d" draw:textarea-horizontal-align="justify" draw:textarea-vertical-align="middle" draw:auto-grow-height="false" fo:min-height="0.1098in" fo:min-width="0.1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ff00" draw:textarea-horizontal-align="justify" draw:textarea-vertical-align="middle" draw:auto-grow-height="false" fo:min-height="0.1098in" fo:min-width="0.1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ff00" draw:textarea-horizontal-align="justify" draw:textarea-vertical-align="middle" draw:auto-grow-height="false" fo:min-height="0.1098in" fo:min-width="0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55308d" draw:textarea-horizontal-align="justify" draw:textarea-vertical-align="middle" draw:auto-grow-height="false" fo:min-height="0.1098in" fo:min-width="0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81d41a" draw:textarea-horizontal-align="justify" draw:textarea-vertical-align="middle" draw:auto-grow-height="false" fo:min-height="0.1098in" fo:min-width="0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0.1098in" fo:min-width="0.1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81d41a" draw:textarea-horizontal-align="justify" draw:textarea-vertical-align="middle" draw:auto-grow-height="false" fo:min-height="0.1098in" fo:min-width="0.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color="#81d41a" draw:fill-color="#81d41a" draw:textarea-horizontal-align="justify" draw:textarea-vertical-align="middle" draw:auto-grow-height="false" fo:min-height="0.1098in" fo:min-width="0.1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81d41a" draw:textarea-horizontal-align="justify" draw:textarea-vertical-align="middle" draw:auto-grow-height="false" fo:min-height="0.1098in" fo:min-width="0.1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0.3535in" fo:min-width="0.8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0.2563in" fo:min-width="0.7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5874in" fo:min-width="0.2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4" draw:text-style-name="P5" svg:width="0.2843in" svg:height="0.5878in" svg:x="1.4508in" svg:y="-0.1984in"><text:p text:style-name="P5">s1a</text:p><draw:enhanced-geometry svg:viewBox="0 0 21600 21600" draw:type="rectangle" draw:enhanced-path="M 0 0 L 21600 0 21600 21600 0 21600 0 0 Z N"/></draw:custom-shape><draw:custom-shape text:anchor-type="paragraph" draw:z-index="1" draw:name="Shape1_0" draw:style-name="gr14" draw:text-style-name="P5" svg:width="0.2843in" svg:height="0.5878in" svg:x="2.8902in" svg:y="-0.1701in"><text:p text:style-name="P5">s12a</text:p><draw:enhanced-geometry svg:viewBox="0 0 21600 21600" draw:type="rectangle" draw:enhanced-path="M 0 0 L 21600 0 21600 21600 0 21600 0 0 Z N"/></draw:custom-shape><draw:custom-shape text:anchor-type="paragraph" draw:z-index="3" draw:name="Shape1_2" draw:style-name="gr14" draw:text-style-name="P5" svg:width="0.2843in" svg:height="0.5878in" svg:x="1.2047in" svg:y="4.1291in"><text:p text:style-name="P5">s4a</text:p><draw:enhanced-geometry svg:viewBox="0 0 21600 21600" draw:type="rectangle" draw:enhanced-path="M 0 0 L 21600 0 21600 21600 0 21600 0 0 Z N"/></draw:custom-shape><draw:custom-shape text:anchor-type="paragraph" draw:z-index="4" draw:name="Shape1_3" draw:style-name="gr14" draw:text-style-name="P5" svg:width="0.2843in" svg:height="0.5878in" svg:x="2.8898in" svg:y="1.0417in"><text:p text:style-name="P5">s11a</text:p><draw:enhanced-geometry svg:viewBox="0 0 21600 21600" draw:type="rectangle" draw:enhanced-path="M 0 0 L 21600 0 21600 21600 0 21600 0 0 Z N"/></draw:custom-shape><draw:custom-shape text:anchor-type="paragraph" draw:z-index="5" draw:name="Shape1_4" draw:style-name="gr14" draw:text-style-name="P5" svg:width="0.2843in" svg:height="0.5878in" svg:x="2.8618in" svg:y="1.922in"><text:p text:style-name="P5">s10a</text:p><draw:enhanced-geometry svg:viewBox="0 0 21600 21600" draw:type="rectangle" draw:enhanced-path="M 0 0 L 21600 0 21600 21600 0 21600 0 0 Z N"/></draw:custom-shape><draw:custom-shape text:anchor-type="paragraph" draw:z-index="6" draw:name="Shape1_5" draw:style-name="gr14" draw:text-style-name="P5" svg:width="0.2843in" svg:height="0.5878in" svg:x="2.9654in" svg:y="4.0902in"><text:p text:style-name="P5">s9a</text:p><draw:enhanced-geometry svg:viewBox="0 0 21600 21600" draw:type="rectangle" draw:enhanced-path="M 0 0 L 21600 0 21600 21600 0 21600 0 0 Z N"/></draw:custom-shape><draw:custom-shape text:anchor-type="paragraph" draw:z-index="7" draw:name="Shape1_6" draw:style-name="gr14" draw:text-style-name="P5" svg:width="0.2843in" svg:height="0.5878in" svg:x="1.422in" svg:y="2.0543in"><text:p text:style-name="P5">s3a</text:p><draw:enhanced-geometry svg:viewBox="0 0 21600 21600" draw:type="rectangle" draw:enhanced-path="M 0 0 L 21600 0 21600 21600 0 21600 0 0 Z N"/></draw:custom-shape><draw:custom-shape text:anchor-type="paragraph" draw:z-index="8" draw:name="Shape1_7" draw:style-name="gr14" draw:text-style-name="P5" svg:width="0.2843in" svg:height="0.5878in" svg:x="1.2035in" svg:y="5.3791in"><text:p text:style-name="P5">s5a</text:p><draw:enhanced-geometry svg:viewBox="0 0 21600 21600" draw:type="rectangle" draw:enhanced-path="M 0 0 L 21600 0 21600 21600 0 21600 0 0 Z N"/></draw:custom-shape><draw:custom-shape text:anchor-type="paragraph" draw:z-index="9" draw:name="Shape1_8" draw:style-name="gr14" draw:text-style-name="P5" svg:width="0.2843in" svg:height="0.5878in" svg:x="3.0028in" svg:y="5.3984in"><text:p text:style-name="P5">s8a</text:p><draw:enhanced-geometry svg:viewBox="0 0 21600 21600" draw:type="rectangle" draw:enhanced-path="M 0 0 L 21600 0 21600 21600 0 21600 0 0 Z N"/></draw:custom-shape><draw:custom-shape text:anchor-type="paragraph" draw:z-index="10" draw:name="Shape1_9" draw:style-name="gr14" draw:text-style-name="P5" svg:width="0.2843in" svg:height="0.5878in" svg:x="1.2327in" svg:y="6.9602in"><text:p text:style-name="P5">s6a</text:p><draw:enhanced-geometry svg:viewBox="0 0 21600 21600" draw:type="rectangle" draw:enhanced-path="M 0 0 L 21600 0 21600 21600 0 21600 0 0 Z N"/></draw:custom-shape><draw:custom-shape text:anchor-type="paragraph" draw:z-index="11" draw:name="Shape1_10" draw:style-name="gr14" draw:text-style-name="P5" svg:width="0.2843in" svg:height="0.5878in" svg:x="2.9937in" svg:y="7.0165in"><text:p text:style-name="P5">s7a</text:p><draw:enhanced-geometry svg:viewBox="0 0 21600 21600" draw:type="rectangle" draw:enhanced-path="M 0 0 L 21600 0 21600 21600 0 21600 0 0 Z N"/></draw:custom-shape><draw:custom-shape text:anchor-type="paragraph" draw:z-index="12" draw:name="Shape2" draw:style-name="gr13" draw:text-style-name="P5" svg:width="0.7858in" svg:height="0.2567in" svg:x="-0.4154in" svg:y="2.752in"><text:p text:style-name="P5">s1b</text:p><draw:enhanced-geometry svg:viewBox="0 0 21600 21600" draw:type="rectangle" draw:enhanced-path="M 0 0 L 21600 0 21600 21600 0 21600 0 0 Z N"/></draw:custom-shape><draw:custom-shape text:anchor-type="paragraph" draw:z-index="14" draw:name="Shape2_1" draw:style-name="gr13" draw:text-style-name="P5" svg:width="0.7858in" svg:height="0.2567in" svg:x="6.1189in" svg:y="4.0307in"><text:p text:style-name="P5">s4b</text:p><draw:enhanced-geometry svg:viewBox="0 0 21600 21600" draw:type="rectangle" draw:enhanced-path="M 0 0 L 21600 0 21600 21600 0 21600 0 0 Z N"/></draw:custom-shape><draw:custom-shape text:anchor-type="paragraph" draw:z-index="16" draw:name="Shape2_3" draw:style-name="gr13" draw:text-style-name="P5" svg:width="0.7858in" svg:height="0.2567in" svg:x="4.3102in" svg:y="2.7335in"><text:p text:style-name="P5">s2b</text:p><draw:enhanced-geometry svg:viewBox="0 0 21600 21600" draw:type="rectangle" draw:enhanced-path="M 0 0 L 21600 0 21600 21600 0 21600 0 0 Z N"/></draw:custom-shape><draw:custom-shape text:anchor-type="paragraph" draw:z-index="17" draw:name="Shape2_4" draw:style-name="gr12" draw:text-style-name="P5" svg:width="0.8634in" svg:height="0.3539in" svg:x="-0.1327in" svg:y="3.9736in"><text:p text:style-name="P5">sxb</text:p><draw:enhanced-geometry svg:viewBox="0 0 21600 21600" draw:type="rectangle" draw:enhanced-path="M 0 0 L 21600 0 21600 21600 0 21600 0 0 Z N"/></draw:custom-shape><draw:custom-shape text:anchor-type="paragraph" draw:z-index="19" draw:name="Shape3_0" draw:style-name="gr10" draw:text-style-name="P4" svg:width="0.2433in" svg:height="0.328in" draw:transform="rotate (3.04071262282452) translate (2.03263888888889in 0.320833333333333in)"><text:p/><draw:enhanced-geometry svg:viewBox="0 0 21600 21600" draw:glue-points="?f0 0 ?f1 10800 0 21600 10800 21600 21600 21600 ?f7 10800" draw:text-areas="?f1 10800 ?f2 18000 ?f3 7200 ?f4 21600" draw:type="isosceles-triangle" draw:modifiers="6883.51648351648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0" draw:name="Shape3_1" draw:style-name="gr7" draw:text-style-name="P4" svg:width="0.2185in" svg:height="0.328in" draw:transform="rotate (-0.100530964914874) translate (2.525in 0.00208333333333333in)"><text:p/><draw:enhanced-geometry svg:viewBox="0 0 21600 21600" draw:glue-points="?f0 0 ?f1 10800 0 21600 10800 21600 21600 21600 ?f7 10800" draw:text-areas="?f1 10800 ?f2 18000 ?f3 7200 ?f4 21600" draw:type="isosceles-triangle" draw:modifiers="6883.51648351648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Standard"/>
      <text:p text:style-name="Standard"/>
      <text:p text:style-name="Standard"/>
      <text:p text:style-name="Standard"><draw:custom-shape text:anchor-type="paragraph" draw:z-index="2" draw:name="Shape1_1" draw:style-name="gr14" draw:text-style-name="P5" svg:width="0.2843in" svg:height="0.5878in" svg:x="1.4311in" svg:y="0.048in"><text:p text:style-name="P5">s2a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9" draw:name="Shape3_10" draw:style-name="gr4" draw:text-style-name="P3" svg:width="0.2232in" svg:height="0.328in" draw:transform="rotate (3.04071262282452) translate (2.00277777777778in 0.43125in)"><text:p/><draw:enhanced-geometry svg:viewBox="0 0 21600 21600" draw:glue-points="?f0 0 ?f1 10800 0 21600 10800 21600 21600 21600 ?f7 10800" draw:text-areas="?f1 10800 ?f2 18000 ?f3 7200 ?f4 21600" draw:type="isosceles-triangle" draw:modifiers="6883.51648351648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Standard"/>
      <text:p text:style-name="Standard"><draw:custom-shape text:anchor-type="paragraph" draw:z-index="18" draw:name="Shape3" draw:style-name="gr11" draw:text-style-name="P4" svg:width="0.2232in" svg:height="0.328in" draw:transform="rotate (3.04071262282452) translate (2.03125in 0.474305555555556in)"><text:p/><draw:enhanced-geometry svg:viewBox="0 0 21600 21600" draw:glue-points="?f0 0 ?f1 10800 0 21600 10800 21600 21600 21600 ?f7 10800" draw:text-areas="?f1 10800 ?f2 18000 ?f3 7200 ?f4 21600" draw:type="isosceles-triangle" draw:modifiers="6883.51648351648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Standard"><draw:custom-shape text:anchor-type="paragraph" draw:z-index="13" draw:name="Shape2_0" draw:style-name="gr13" draw:text-style-name="P5" svg:width="0.7858in" svg:height="0.2567in" svg:x="6.0154in" svg:y="0.1839in"><text:p text:style-name="P5">s3b</text:p><draw:enhanced-geometry svg:viewBox="0 0 21600 21600" draw:type="rectangle" draw:enhanced-path="M 0 0 L 21600 0 21600 21600 0 21600 0 0 Z N"/></draw:custom-shape></text:p>
      <text:p text:style-name="Standard"/>
      <text:p text:style-name="Standard"><draw:custom-shape text:anchor-type="paragraph" draw:z-index="26" draw:name="Shape3_7" draw:style-name="gr6" draw:text-style-name="P2" svg:width="0.2185in" svg:height="0.328in" draw:transform="rotate (1.91672058454017) translate (4.26111111111111in 0.482638888888889in)"><text:p/><draw:enhanced-geometry svg:viewBox="0 0 21600 21600" draw:glue-points="?f0 0 ?f1 10800 0 21600 10800 21600 21600 21600 ?f7 10800" draw:text-areas="?f1 10800 ?f2 18000 ?f3 7200 ?f4 21600" draw:type="isosceles-triangle" draw:modifiers="6883.51648351648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8" draw:name="Shape3_9" draw:style-name="gr5" draw:text-style-name="P3" svg:width="0.2185in" svg:height="0.328in" draw:transform="rotate (1.61861834829954) translate (0.970138888888889in 0.394444444444444in)"><text:p/><draw:enhanced-geometry svg:viewBox="0 0 21600 21600" draw:glue-points="?f0 0 ?f1 10800 0 21600 10800 21600 21600 21600 ?f7 10800" draw:text-areas="?f1 10800 ?f2 18000 ?f3 7200 ?f4 21600" draw:type="isosceles-triangle" draw:modifiers="6883.51648351648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Standard"/>
      <text:p text:style-name="Standard"/>
      <text:p text:style-name="Standard"><draw:custom-shape text:anchor-type="paragraph" draw:z-index="25" draw:name="Shape3_6" draw:style-name="gr1" svg:width="0.2185in" svg:height="0.328in" draw:transform="rotate (-1.6011650557796) translate (0.557638888888889in 0.183333333333333in)"><text:p/><draw:enhanced-geometry svg:viewBox="0 0 21600 21600" draw:glue-points="?f0 0 ?f1 10800 0 21600 10800 21600 21600 21600 ?f7 10800" draw:text-areas="?f1 10800 ?f2 18000 ?f3 7200 ?f4 21600" draw:type="isosceles-triangle" draw:modifiers="6883.51648351648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Standard"><draw:custom-shape text:anchor-type="paragraph" draw:z-index="27" draw:name="Shape3_8" draw:style-name="gr2" draw:text-style-name="P1" svg:width="0.2185in" svg:height="0.328in" draw:transform="rotate (-1.70361588287167) translate (6.79861111111111in 0.075in)"><text:p/><draw:enhanced-geometry svg:viewBox="0 0 21600 21600" draw:glue-points="?f0 0 ?f1 10800 0 21600 10800 21600 21600 21600 ?f7 10800" draw:text-areas="?f1 10800 ?f2 18000 ?f3 7200 ?f4 21600" draw:type="isosceles-triangle" draw:modifiers="6883.51648351648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4" draw:name="Shape3_5" draw:style-name="gr7" draw:text-style-name="P4" svg:width="0.2185in" svg:height="0.328in" draw:transform="rotate (-0.100530964914874) translate (2.63888888888889in 0.154861111111111in)"><text:p/><draw:enhanced-geometry svg:viewBox="0 0 21600 21600" draw:glue-points="?f0 0 ?f1 10800 0 21600 10800 21600 21600 21600 ?f7 10800" draw:text-areas="?f1 10800 ?f2 18000 ?f3 7200 ?f4 21600" draw:type="isosceles-triangle" draw:modifiers="6883.51648351648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Standard"><draw:custom-shape text:anchor-type="paragraph" draw:z-index="15" draw:name="Shape2_2" draw:style-name="gr13" draw:text-style-name="P5" svg:width="0.7858in" svg:height="0.2567in" svg:x="4.3583in" svg:y="0.1402in"><text:p text:style-name="P5">s5b</text:p><draw:enhanced-geometry svg:viewBox="0 0 21600 21600" draw:type="rectangle" draw:enhanced-path="M 0 0 L 21600 0 21600 21600 0 21600 0 0 Z N"/></draw:custom-shape></text:p>
      <text:p text:style-name="Standard"><draw:custom-shape text:anchor-type="paragraph" draw:z-index="31" draw:name="Shape3_12" draw:style-name="gr2" draw:text-style-name="P1" svg:width="0.2185in" svg:height="0.328in" draw:transform="rotate (-0.100530964914874) translate (2.68680555555556in 0.140277777777778in)"><text:p/><draw:enhanced-geometry svg:viewBox="0 0 21600 21600" draw:glue-points="?f0 0 ?f1 10800 0 21600 10800 21600 21600 21600 ?f7 10800" draw:text-areas="?f1 10800 ?f2 18000 ?f3 7200 ?f4 21600" draw:type="isosceles-triangle" draw:modifiers="6883.51648351648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Standard"><draw:custom-shape text:anchor-type="paragraph" draw:z-index="30" draw:name="Shape3_11" draw:style-name="gr3" draw:text-style-name="P2" svg:width="0.2232in" svg:height="0.328in" draw:transform="rotate (3.04071262282452) translate (1.71041666666667in 0.425in)"><text:p/><draw:enhanced-geometry svg:viewBox="0 0 21600 21600" draw:glue-points="?f0 0 ?f1 10800 0 21600 10800 21600 21600 21600 ?f7 10800" draw:text-areas="?f1 10800 ?f2 18000 ?f3 7200 ?f4 21600" draw:type="isosceles-triangle" draw:modifiers="6883.51648351648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Standard"><draw:custom-shape text:anchor-type="paragraph" draw:z-index="32" draw:name="Shape3_13" draw:style-name="gr1" svg:width="0.2185in" svg:height="0.328in" draw:transform="rotate (-0.100530964914874) translate (2.68680555555556in 0.15in)"><text:p/><draw:enhanced-geometry svg:viewBox="0 0 21600 21600" draw:glue-points="?f0 0 ?f1 10800 0 21600 10800 21600 21600 21600 ?f7 10800" draw:text-areas="?f1 10800 ?f2 18000 ?f3 7200 ?f4 21600" draw:type="isosceles-triangle" draw:modifiers="6883.51648351648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21" draw:name="Shape3_2" draw:style-name="gr9" draw:text-style-name="P4" svg:width="0.1988in" svg:height="0.328in" draw:transform="rotate (3.04071262282452) translate (1.81041666666667in 0.46875in)"><text:p/><draw:enhanced-geometry svg:viewBox="0 0 21600 21600" draw:glue-points="?f0 0 ?f1 10800 0 21600 10800 21600 21600 21600 ?f7 10800" draw:text-areas="?f1 10800 ?f2 18000 ?f3 7200 ?f4 21600" draw:type="isosceles-triangle" draw:modifiers="6883.51648351648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3" draw:name="Shape3_4" draw:style-name="gr2" draw:text-style-name="P1" svg:width="0.2185in" svg:height="0.328in" draw:transform="rotate (-0.100530964914874) translate (2.68680555555556in 0.15in)"><text:p/><draw:enhanced-geometry svg:viewBox="0 0 21600 21600" draw:glue-points="?f0 0 ?f1 10800 0 21600 10800 21600 21600 21600 ?f7 10800" draw:text-areas="?f1 10800 ?f2 18000 ?f3 7200 ?f4 21600" draw:type="isosceles-triangle" draw:modifiers="6883.51648351648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2" draw:name="Shape3_3" draw:style-name="gr8" svg:width="0.2622in" svg:height="0.328in" draw:transform="rotate (-2.61799387799149) translate (2.00625in 0.372916666666667in)"><text:p/><draw:enhanced-geometry svg:viewBox="0 0 21600 21600" draw:glue-points="?f0 0 ?f1 10800 0 21600 10800 21600 21600 21600 ?f7 10800" draw:text-areas="?f1 10800 ?f2 18000 ?f3 7200 ?f4 21600" draw:type="isosceles-triangle" draw:modifiers="6883.51648351648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7T00:25:31.225672417</meta:creation-date>
    <dc:date>2021-05-07T00:51:06.581425707</dc:date>
    <meta:editing-duration>PT8M50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